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officeooo:rsid="001ff673" officeooo:paragraph-rsid="001ff673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14pt" fo:font-weight="bold" officeooo:rsid="001ff673" officeooo:paragraph-rsid="001ff673" fo:background-color="#00000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ff673" officeooo:paragraph-rsid="0021d68d" fo:background-color="#00000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ff673" officeooo:paragraph-rsid="00231005" fo:background-color="#00000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20pt" fo:font-weight="bold" officeooo:rsid="001ff673" officeooo:paragraph-rsid="001ff673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ff673" officeooo:paragraph-rsid="0021d68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ff673" officeooo:paragraph-rsid="00231005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ffffff" loext:opacity="100%" fo:font-size="14pt" fo:font-weight="bold" officeooo:rsid="001ff673" officeooo:paragraph-rsid="001ff673" fo:background-color="#000000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ffffff" loext:opacity="100%" fo:font-size="14pt" fo:font-weight="bold" officeooo:rsid="001ff673" officeooo:paragraph-rsid="0021d68d" fo:background-color="#000000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ffffff" loext:opacity="100%" fo:font-size="14pt" fo:font-weight="bold" officeooo:rsid="001ff673" officeooo:paragraph-rsid="00231005" fo:background-color="#000000" style:font-size-asian="14pt" style:font-weight-asian="bold" style:font-size-complex="14pt" style:font-weight-complex="bold"/>
    </style:style>
    <style:style style:name="T1" style:family="text">
      <style:text-properties fo:color="#ffff00" loext:opacity="100%"/>
    </style:style>
    <style:style style:name="T2" style:family="text">
      <style:text-properties officeooo:rsid="0021d68d"/>
    </style:style>
    <style:style style:name="T3" style:family="text">
      <style:text-properties officeooo:rsid="002310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greSQL Installation on Void Linux</text:p>
      <text:p text:style-name="P1"/>
      <text:p text:style-name="P1"/>
      <text:p text:style-name="P5">1. Downloading needed packages</text:p>
      <text:p text:style-name="P8">$ sudo xbps-install -S postgresql-client <text:s/>postgresql <text:s/>postgresql-contrib</text:p>
      <text:p text:style-name="P2"><text:span text:style-name="T1"/></text:p>
      <text:p text:style-name="P2"><text:span text:style-name="T1"/></text:p>
      <text:p text:style-name="P5"><text:span text:style-name="T3">2</text:span>. Creating <text:span text:style-name="T2">a Directory</text:span></text:p>
      <text:p text:style-name="P8">$ sudo mkdir -p /var/postgresql/data</text:p>
      <text:p text:style-name="P2"><text:span text:style-name="T1"/></text:p>
      <text:p text:style-name="P6"><text:span text:style-name="T3">3</text:span><text:span text:style-name="T2">. </text:span><text:span text:style-name="T3">Give Postgres User Permissions</text:span></text:p>
      <text:p text:style-name="P9">$ sudo chown -R postgres:postgres /var/postgresql/data</text:p>
      <text:p text:style-name="P3"><text:span text:style-name="T1"/></text:p>
      <text:p text:style-name="P7"><text:span text:style-name="T3">4</text:span><text:span text:style-name="T2">. </text:span><text:span text:style-name="T3">Make it Executable</text:span></text:p>
      <text:p text:style-name="P10">$ sudo chmod 700 /var/postgresql/data</text:p>
      <text:p text:style-name="P10"/>
      <text:p text:style-name="P7"><text:span text:style-name="T3">5</text:span>. Initialize Database</text:p>
      <text:p text:style-name="P10">$ sudo -u postgres initdb -D /var/postgresql/data</text:p>
      <text:p text:style-name="P4"><text:span text:style-name="T1"/></text:p>
      <text:p text:style-name="P7"><text:span text:style-name="T3">6</text:span><text:span text:style-name="T2">. </text:span><text:span text:style-name="T3">Create Symbolic Link</text:span></text:p>
      <text:p text:style-name="P10">$ sudo ln -s /etc/sv/postgresql<text:span text:style-name="T3">16/</text:span> /etc/runit/runsvdir/default/</text:p>
      <text:p text:style-name="P10"/>
      <text:p text:style-name="P7"><text:span text:style-name="T3">7</text:span><text:span text:style-name="T2">. </text:span><text:span text:style-name="T3">Change PostgreSQL Database Password</text:span></text:p>
      <text:p text:style-name="P10">$ sudo -u postgres psql -c "ALTER USER postgres PASSWORD 'admin';"</text:p>
      <text:p text:style-name="P10"/>
      <text:p text:style-name="P7"><text:span text:style-name="T3">8</text:span><text:span text:style-name="T2">. </text:span><text:span text:style-name="T3">Start Using Database</text:span></text:p>
      <text:p text:style-name="P10">$ sudo -u postgres psql 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5:07:08.402013824</meta:creation-date>
    <dc:date>2024-06-14T15:28:56.552107458</dc:date>
    <meta:editing-duration>PT11M23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2" meta:paragraph-count="17" meta:word-count="90" meta:character-count="651" meta:non-whitespace-character-count="575"/>
  </office:meta>
</office:document-meta>
</file>